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4">
            <text:p text:style-name="CI-T-Cidx">74</text:p>
          </table:table-cell>
          <table:table-cell table:style-name="Table1.B2" office:value-type="string">
            <text:p text:style-name="CI-T-Sname">Skin, Sleep, Coldness</text:p>
          </table:table-cell>
          <table:table-cell table:style-name="Table1.B2" office:value-type="string">
            <text:p text:style-name="CI-T-Cname">SLEEP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LEEP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0" office:value-type="string">
            <text:p text:style-name="SK-T-L1">74004,2,74004</text:p>
          </table:table-cell>
          <table:table-cell table:style-name="Table3.A2" table:number-rows-spanned="15" office:value-type="string">
            <text:p text:style-name="SK-T-L2">yawning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06,3,74004</text:p>
          </table:table-cell>
          <table:table-cell table:style-name="Table3.A2" table:number-rows-spanned="3" office:value-type="string">
            <text:p text:style-name="SK-T-L2">yawning</text:p>
          </table:table-cell>
          <table:table-cell table:style-name="Table3.A2" table:number-rows-spanned="3" office:value-type="string">
            <text:p text:style-name="SK-T-L3">incomple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08,3,74004</text:p>
          </table:table-cell>
          <table:table-cell table:style-name="Table3.A2" table:number-rows-spanned="5" office:value-type="string">
            <text:p text:style-name="SK-T-L2">yawning</text:p>
          </table:table-cell>
          <table:table-cell table:style-name="Table3.A2" table:number-rows-spanned="5" office:value-type="string">
            <text:p text:style-name="SK-T-L3">violen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4010,3,74004</text:p>
          </table:table-cell>
          <table:table-cell table:style-name="Table3.A2" table:number-rows-spanned="3" office:value-type="string">
            <text:p text:style-name="SK-T-L2">yawning</text:p>
          </table:table-cell>
          <table:table-cell table:style-name="Table3.A2" table:number-rows-spanned="3" office:value-type="string">
            <text:p text:style-name="SK-T-L3">and stre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74012,2,74012</text:p>
          </table:table-cell>
          <table:table-cell table:style-name="Table3.A2" table:number-rows-spanned="15" office:value-type="string">
            <text:p text:style-name="SK-T-L2">sleepiness (by day)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t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</text:span><text:soft-page-break/><text:span text:style-name="SK-T-Gr2">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14,3,74012</text:p>
          </table:table-cell>
          <table:table-cell table:style-name="Table3.A2" table:number-rows-spanned="3" office:value-type="string">
            <text:p text:style-name="SK-T-L2">sleepiness</text:p>
          </table:table-cell>
          <table:table-cell table:style-name="Table3.A2" table:number-rows-spanned="3" office:value-type="string">
            <text:p text:style-name="SK-T-L3">yet sleepless at n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4016,3,74012</text:p>
          </table:table-cell>
          <table:table-cell table:style-name="Table3.A2" table:number-rows-spanned="5" office:value-type="string">
            <text:p text:style-name="SK-T-L2">sleepiness</text:p>
          </table:table-cell>
          <table:table-cell table:style-name="Table3.A2" table:number-rows-spanned="5" office:value-type="string">
            <text:p text:style-name="SK-T-L3">mor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18,3,74012</text:p>
          </table:table-cell>
          <table:table-cell table:style-name="Table3.A2" table:number-rows-spanned="3" office:value-type="string">
            <text:p text:style-name="SK-T-L2">sleepiness</text:p>
          </table:table-cell>
          <table:table-cell table:style-name="Table3.A2" table:number-rows-spanned="3" office:value-type="string">
            <text:p text:style-name="SK-T-L3">foreno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20,3,74012</text:p>
          </table:table-cell>
          <table:table-cell table:style-name="Table3.A2" table:number-rows-spanned="5" office:value-type="string">
            <text:p text:style-name="SK-T-L2">sleepiness</text:p>
          </table:table-cell>
          <table:table-cell table:style-name="Table3.A2" table:number-rows-spanned="5" office:value-type="string">
            <text:p text:style-name="SK-T-L3">afterno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22,3,74012</text:p>
          </table:table-cell>
          <table:table-cell table:style-name="Table3.A2" table:number-rows-spanned="5" office:value-type="string">
            <text:p text:style-name="SK-T-L2">sleepiness</text:p>
          </table:table-cell>
          <table:table-cell table:style-name="Table3.A2" table:number-rows-spanned="5" office:value-type="string">
            <text:p text:style-name="SK-T-L3">eve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4024,3,74012</text:p>
          </table:table-cell>
          <table:table-cell table:style-name="Table3.A2" table:number-rows-spanned="3" office:value-type="string">
            <text:p text:style-name="SK-T-L2">sleepiness</text:p>
          </table:table-cell>
          <table:table-cell table:style-name="Table3.A2" table:number-rows-spanned="3" office:value-type="string">
            <text:p text:style-name="SK-T-L3">accompanied b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4026,3,74012</text:p>
          </table:table-cell>
          <table:table-cell table:style-name="Table3.A2" table:number-rows-spanned="5" office:value-type="string">
            <text:p text:style-name="SK-T-L2">sleepiness</text:p>
          </table:table-cell>
          <table:table-cell table:style-name="Table3.A2" table:number-rows-spanned="5" office:value-type="string">
            <text:p text:style-name="SK-T-L3">caused by other complain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28,3,74012</text:p>
          </table:table-cell>
          <table:table-cell table:style-name="Table3.A2" table:number-rows-spanned="5" office:value-type="string">
            <text:p text:style-name="SK-T-L2">sleepiness</text:p>
          </table:table-cell>
          <table:table-cell table:style-name="Table3.A2" table:number-rows-spanned="5" office:value-type="string">
            <text:p text:style-name="SK-T-L3">eating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30,2,74030</text:p>
          </table:table-cell>
          <table:table-cell table:style-name="Table3.A2" table:number-rows-spanned="3" office:value-type="string">
            <text:p text:style-name="SK-T-L2">sleep, anxio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4032,3,74030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care, worry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34,3,74030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coma vigi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4036,3,74030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comatos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38,3,74030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l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4040,3,74030</text:p>
          </table:table-cell>
          <table:table-cell table:style-name="Table3.A2" table:number-rows-spanned="9" office:value-type="string">
            <text:p text:style-name="SK-T-L2">sleep</text:p>
          </table:table-cell>
          <table:table-cell table:style-name="Table3.A2" table:number-rows-spanned="9" office:value-type="string">
            <text:p text:style-name="SK-T-L3">restless, tossing about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4042,3,74030</text:p>
          </table:table-cell>
          <table:table-cell table:style-name="Table3.A2" table:number-rows-spanned="9" office:value-type="string">
            <text:p text:style-name="SK-T-L2">sleep</text:p>
          </table:table-cell>
          <table:table-cell table:style-name="Table3.A2" table:number-rows-spanned="9" office:value-type="string">
            <text:p text:style-name="SK-T-L3">stupid, deep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4044,3,74030</text:p>
          </table:table-cell>
          <table:table-cell table:style-name="Table3.A2" table:number-rows-spanned="7" office:value-type="string">
            <text:p text:style-name="SK-T-L2">sleep</text:p>
          </table:table-cell>
          <table:table-cell table:style-name="Table3.A2" table:number-rows-spanned="7" office:value-type="string">
            <text:p text:style-name="SK-T-L3">unrefreshing, awakes tired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46,3,74030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lying on ba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4048,3,74030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with hands over hea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50,3,74030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strange position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52,3,74030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during, nightmar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54,3,74030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chews and swallow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56,3,74030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saliva, flow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58,3,74030</text:p>
          </table:table-cell>
          <table:table-cell table:style-name="Table3.A2" table:number-rows-spanned="5" office:value-type="string">
            <text:p text:style-name="SK-T-L2">sleep</text:p>
          </table:table-cell>
          <table:table-cell table:style-name="Table3.A2" table:number-rows-spanned="5" office:value-type="string">
            <text:p text:style-name="SK-T-L3">shrieks, screams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4060,3,74030</text:p>
          </table:table-cell>
          <table:table-cell table:style-name="Table3.A2" office:value-type="string">
            <text:p text:style-name="SK-T-L2">sleep</text:p>
          </table:table-cell>
          <table:table-cell table:style-name="Table3.A2" office:value-type="string">
            <text:p text:style-name="SK-T-L3">sno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62,3,7<text:soft-page-break/>4030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somnambulis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4064,3,74030</text:p>
          </table:table-cell>
          <table:table-cell table:style-name="Table3.A2" table:number-rows-spanned="13" office:value-type="string">
            <text:p text:style-name="SK-T-L2">sleep</text:p>
          </table:table-cell>
          <table:table-cell table:style-name="Table3.A2" table:number-rows-spanned="13" office:value-type="string">
            <text:p text:style-name="SK-T-L3">starting up, jerks, etc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66,3,74030</text:p>
          </table:table-cell>
          <table:table-cell table:style-name="Table3.A2" table:number-rows-spanned="3" office:value-type="string">
            <text:p text:style-name="SK-T-L2">sleep</text:p>
          </table:table-cell>
          <table:table-cell table:style-name="Table3.A2" table:number-rows-spanned="3" office:value-type="string">
            <text:p text:style-name="SK-T-L3">tal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4068,2,74068</text:p>
          </table:table-cell>
          <table:table-cell table:style-name="Table3.A2" table:number-rows-spanned="7" office:value-type="string">
            <text:p text:style-name="SK-T-L2">waking, frequently, cat-nap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70,3,74068</text:p>
          </table:table-cell>
          <table:table-cell table:style-name="Table3.A2" table:number-rows-spanned="5" office:value-type="string">
            <text:p text:style-name="SK-T-L2">waking</text:p>
          </table:table-cell>
          <table:table-cell table:style-name="Table3.A2" table:number-rows-spanned="5" office:value-type="string">
            <text:p text:style-name="SK-T-L3">too ear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072,3,7<text:soft-page-break/>4068</text:p>
          </table:table-cell>
          <table:table-cell table:style-name="Table3.A2" table:number-rows-spanned="5" office:value-type="string">
            <text:p text:style-name="SK-T-L2">waking</text:p>
          </table:table-cell>
          <table:table-cell table:style-name="Table3.A2" table:number-rows-spanned="5" office:value-type="string">
            <text:p text:style-name="SK-T-L3">lat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4074,3,74068</text:p>
          </table:table-cell>
          <table:table-cell table:style-name="Table3.A2" table:number-rows-spanned="3" office:value-type="string">
            <text:p text:style-name="SK-T-L2">waking</text:p>
          </table:table-cell>
          <table:table-cell table:style-name="Table3.A2" table:number-rows-spanned="3" office:value-type="string">
            <text:p text:style-name="SK-T-L3">anger,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4076,3,74068</text:p>
          </table:table-cell>
          <table:table-cell table:style-name="Table3.A2" office:value-type="string">
            <text:p text:style-name="SK-T-L2">waking</text:p>
          </table:table-cell>
          <table:table-cell table:style-name="Table3.A2" office:value-type="string">
            <text:p text:style-name="SK-T-L3">confusion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4078,3,74068</text:p>
          </table:table-cell>
          <table:table-cell table:style-name="Table3.A2" table:number-rows-spanned="13" office:value-type="string">
            <text:p text:style-name="SK-T-L2">waking</text:p>
          </table:table-cell>
          <table:table-cell table:style-name="Table3.A2" table:number-rows-spanned="13" office:value-type="string">
            <text:p text:style-name="SK-T-L3">fright, nightmare, etc., in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L2" table:number-rows-spanned="13" office:value-type="float" office:value="74068">
            <text:p text:style-name="SK-T-Comp">74068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4080,3,74068</text:p>
          </table:table-cell>
          <table:table-cell table:style-name="Table3.A2" office:value-type="string">
            <text:p text:style-name="SK-T-L2">waking</text:p>
          </table:table-cell>
          <table:table-cell table:style-name="Table3.A2" office:value-type="string">
            <text:p text:style-name="SK-T-L3">jerk, with 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74082,2,74082</text:p>
          </table:table-cell>
          <table:table-cell table:style-name="Table3.A2" table:number-rows-spanned="19" office:value-type="string">
            <text:p text:style-name="SK-T-L2">sleeplessnes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f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4084,3,74082</text:p>
          </table:table-cell>
          <table:table-cell table:style-name="Table3.A2" table:number-rows-spanned="13" office:value-type="string">
            <text:p text:style-name="SK-T-L2">sleeplessness</text:p>
          </table:table-cell>
          <table:table-cell table:style-name="Table3.A2" table:number-rows-spanned="13" office:value-type="string">
            <text:p text:style-name="SK-T-L3">early (late falling asleep)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4086,3,74082</text:p>
          </table:table-cell>
          <table:table-cell table:style-name="Table3.A2" table:number-rows-spanned="5" office:value-type="string">
            <text:p text:style-name="SK-T-L2">sleeplessness</text:p>
          </table:table-cell>
          <table:table-cell table:style-name="Table3.A2" table:number-rows-spanned="5" office:value-type="string">
            <text:p text:style-name="SK-T-L3">late (after midnight)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4088,3,74082</text:p>
          </table:table-cell>
          <table:table-cell table:style-name="Table3.A2" table:number-rows-spanned="9" office:value-type="string">
            <text:p text:style-name="SK-T-L2">sleeplessness</text:p>
          </table:table-cell>
          <table:table-cell table:style-name="Table3.A2" table:number-rows-spanned="9" office:value-type="string">
            <text:p text:style-name="SK-T-L3">although sleep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4090,3,74082</text:p>
          </table:table-cell>
          <table:table-cell table:style-name="Table3.A2" table:number-rows-spanned="11" office:value-type="string">
            <text:p text:style-name="SK-T-L2">sleeplessness</text:p>
          </table:table-cell>
          <table:table-cell table:style-name="Table3.A2" table:number-rows-spanned="11" office:value-type="string">
            <text:p text:style-name="SK-T-L3">caused b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4092,4,74090</text:p>
          </table:table-cell>
          <table:table-cell table:style-name="Table3.A2" table:number-rows-spanned="3" office:value-type="string">
            <text:p text:style-name="SK-T-L2">sleeplessness</text:p>
          </table:table-cell>
          <table:table-cell table:style-name="Table3.A2" table:number-rows-spanned="3" office:value-type="string">
            <text:p text:style-name="SK-T-L3">caused by</text:p>
          </table:table-cell>
          <table:table-cell table:style-name="Table3.A2" table:number-rows-spanned="3" office:value-type="string">
            <text:p text:style-name="SK-T-L4">idea, fixe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4094,4,74090</text:p>
          </table:table-cell>
          <table:table-cell table:style-name="Table3.A2" office:value-type="string">
            <text:p text:style-name="SK-T-L2">sleeplessness</text:p>
          </table:table-cell>
          <table:table-cell table:style-name="Table3.A2" office:value-type="string">
            <text:p text:style-name="SK-T-L3">caused by</text:p>
          </table:table-cell>
          <table:table-cell table:style-name="Table3.A2" office:value-type="string">
            <text:p text:style-name="SK-T-L4">once awaking, o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4096,4,7<text:soft-page-break/>4090</text:p>
          </table:table-cell>
          <table:table-cell table:style-name="Table3.A2" table:number-rows-spanned="11" office:value-type="string">
            <text:p text:style-name="SK-T-L2">sleeplessness</text:p>
          </table:table-cell>
          <table:table-cell table:style-name="Table3.A2" table:number-rows-spanned="11" office:value-type="string">
            <text:p text:style-name="SK-T-L3">caused by</text:p>
          </table:table-cell>
          <table:table-cell table:style-name="Table3.A2" table:number-rows-spanned="11" office:value-type="string">
            <text:p text:style-name="SK-T-L4">nervousness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f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4098,4,74090</text:p>
          </table:table-cell>
          <table:table-cell table:style-name="Table3.A2" table:number-rows-spanned="3" office:value-type="string">
            <text:p text:style-name="SK-T-L2">sleeplessness</text:p>
          </table:table-cell>
          <table:table-cell table:style-name="Table3.A2" table:number-rows-spanned="3" office:value-type="string">
            <text:p text:style-name="SK-T-L3">caused by</text:p>
          </table:table-cell>
          <table:table-cell table:style-name="Table3.A2" table:number-rows-spanned="3" office:value-type="string">
            <text:p text:style-name="SK-T-L4">restlessnes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4100,4,74090</text:p>
          </table:table-cell>
          <table:table-cell table:style-name="Table3.A2" table:number-rows-spanned="9" office:value-type="string">
            <text:p text:style-name="SK-T-L2">sleeplessness</text:p>
          </table:table-cell>
          <table:table-cell table:style-name="Table3.A2" table:number-rows-spanned="9" office:value-type="string">
            <text:p text:style-name="SK-T-L3">caused by</text:p>
          </table:table-cell>
          <table:table-cell table:style-name="Table3.A2" table:number-rows-spanned="9" office:value-type="string">
            <text:p text:style-name="SK-T-L4">rush of ideas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102,4,74090</text:p>
          </table:table-cell>
          <table:table-cell table:style-name="Table3.A2" table:number-rows-spanned="5" office:value-type="string">
            <text:p text:style-name="SK-T-L2">sleeplessness</text:p>
          </table:table-cell>
          <table:table-cell table:style-name="Table3.A2" table:number-rows-spanned="5" office:value-type="string">
            <text:p text:style-name="SK-T-L3">caused by</text:p>
          </table:table-cell>
          <table:table-cell table:style-name="Table3.A2" table:number-rows-spanned="5" office:value-type="string">
            <text:p text:style-name="SK-T-L4">twitching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4104,2,74104</text:p>
          </table:table-cell>
          <table:table-cell table:style-name="Table3.A2" table:number-rows-spanned="19" office:value-type="string">
            <text:p text:style-name="SK-T-L2">dream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4106,3,74104</text:p>
          </table:table-cell>
          <table:table-cell table:style-name="Table3.A2" table:number-rows-spanned="9" office:value-type="string">
            <text:p text:style-name="SK-T-L2">dreams</text:p>
          </table:table-cell>
          <table:table-cell table:style-name="Table3.A2" table:number-rows-spanned="9" office:value-type="string">
            <text:p text:style-name="SK-T-L3">agreeabl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4108,3,74104</text:p>
          </table:table-cell>
          <table:table-cell table:style-name="Table3.A2" table:number-rows-spanned="5" office:value-type="string">
            <text:p text:style-name="SK-T-L2">dreams</text:p>
          </table:table-cell>
          <table:table-cell table:style-name="Table3.A2" table:number-rows-spanned="5" office:value-type="string">
            <text:p text:style-name="SK-T-L3">of day's work, difficulties, <text:s/>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74110,3,74104</text:p>
          </table:table-cell>
          <table:table-cell table:style-name="Table3.A2" table:number-rows-spanned="5" office:value-type="string">
            <text:p text:style-name="SK-T-L2">dreams</text:p>
          </table:table-cell>
          <table:table-cell table:style-name="Table3.A2" table:number-rows-spanned="5" office:value-type="string">
            <text:p text:style-name="SK-T-L3">dead, of th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4112,3,74104</text:p>
          </table:table-cell>
          <table:table-cell table:style-name="Table3.A2" office:value-type="string">
            <text:p text:style-name="SK-T-L2">dreams</text:p>
          </table:table-cell>
          <table:table-cell table:style-name="Table3.A2" office:value-type="string">
            <text:p text:style-name="SK-T-L3">fa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4114,3,74104</text:p>
          </table:table-cell>
          <table:table-cell table:style-name="Table3.A2" table:number-rows-spanned="7" office:value-type="string">
            <text:p text:style-name="SK-T-L2">dreams</text:p>
          </table:table-cell>
          <table:table-cell table:style-name="Table3.A2" table:number-rows-spanned="7" office:value-type="string">
            <text:p text:style-name="SK-T-L3">vivid, fire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23:17:36.17</dc:date>
    <meta:editing-duration>PT59M23S</meta:editing-duration>
    <meta:editing-cycles>11</meta:editing-cycles>
    <meta:document-statistic meta:table-count="2" meta:image-count="0" meta:object-count="0" meta:page-count="23" meta:paragraph-count="1099" meta:word-count="1186" meta:character-count="4253"/>
  </office:meta>
</office:document-meta>
</file>